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fdad" officeooo:paragraph-rsid="0009fdad"/>
    </style:style>
    <style:style style:name="P2" style:family="paragraph" style:parent-style-name="Standard">
      <style:text-properties officeooo:rsid="001330c1" officeooo:paragraph-rsid="001330c1"/>
    </style:style>
    <style:style style:name="P3" style:family="paragraph" style:parent-style-name="Standard">
      <style:text-properties officeooo:rsid="0015049a" officeooo:paragraph-rsid="0015049a"/>
    </style:style>
    <style:style style:name="P4" style:family="paragraph" style:parent-style-name="Standard">
      <style:text-properties officeooo:rsid="00195773" officeooo:paragraph-rsid="00195773"/>
    </style:style>
    <style:style style:name="P5" style:family="paragraph" style:parent-style-name="Standard">
      <style:text-properties officeooo:rsid="001ab4c3" officeooo:paragraph-rsid="001ab4c3"/>
    </style:style>
    <style:style style:name="P6" style:family="paragraph" style:parent-style-name="Standard">
      <style:text-properties officeooo:rsid="0012fa97" officeooo:paragraph-rsid="0009fdad"/>
    </style:style>
    <style:style style:name="P7" style:family="paragraph" style:parent-style-name="Standard">
      <style:text-properties officeooo:rsid="0016addc" officeooo:paragraph-rsid="001d3ce5"/>
    </style:style>
    <style:style style:name="T1" style:family="text">
      <style:text-properties officeooo:rsid="000be3ea"/>
    </style:style>
    <style:style style:name="T2" style:family="text">
      <style:text-properties officeooo:rsid="000e2b58"/>
    </style:style>
    <style:style style:name="T3" style:family="text">
      <style:text-properties officeooo:rsid="000fbd80"/>
    </style:style>
    <style:style style:name="T4" style:family="text">
      <style:text-properties officeooo:rsid="00115445"/>
    </style:style>
    <style:style style:name="T5" style:family="text">
      <style:text-properties officeooo:rsid="001330c1"/>
    </style:style>
    <style:style style:name="T6" style:family="text">
      <style:text-properties officeooo:rsid="00164ddd"/>
    </style:style>
    <style:style style:name="T7" style:family="text">
      <style:text-properties officeooo:rsid="001860e3"/>
    </style:style>
    <style:style style:name="T8" style:family="text">
      <style:text-properties officeooo:rsid="001cf5da"/>
    </style:style>
    <style:style style:name="T9" style:family="text">
      <style:text-properties officeooo:rsid="00203c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DNS </text:p>
      <text:p text:style-name="P1"/>
      <text:p text:style-name="P1">I. Choix pour le DNS </text:p>
      <text:p text:style-name="P1">Pour réaliser le serveur DNS, on a utilisé bind qui est le logiciel le plus utilisé actuellement. </text:p>
      <text:p text:style-name="P5">Le nom de domaine choisi est worldcompany.</text:p>
      <text:p text:style-name="P1"/>
      <text:p text:style-name="P1">II. Guide d'utilisation <text:span text:style-name="T2">d'installation du serveur DNS</text:span></text:p>
      <text:p text:style-name="P1"><text:span text:style-name="T3">Installer</text:span> bind9 : </text:p>
      <text:p text:style-name="P1">sudo apt-get install bind9 </text:p>
      <text:p text:style-name="P1"/>
      <text:p text:style-name="P1"><text:span text:style-name="T3">M</text:span>odifier le fichier /etc/bind/named.conf.options: </text:p>
      <text:p text:style-name="P1">forwarders { </text:p>
      <text:p text:style-name="P1"><text:s text:c="7"/>8.8.8.8; </text:p>
      <text:p text:style-name="P1"><text:s text:c="7"/>8.8.4.4; </text:p>
      <text:p text:style-name="P1"><text:s text:c="7"/>}; </text:p>
      <text:p text:style-name="P1"/>
      <text:p text:style-name="P1">Modifier ensuite le /etc/resolv.conf : </text:p>
      <text:p text:style-name="P1">nameserver 127.0.0.1 </text:p>
      <text:p text:style-name="P1"/>
      <text:p text:style-name="P1">III. V<text:span text:style-name="T1">é</text:span>rification de la configuration </text:p>
      <text:p text:style-name="P1">Pour cela on a utilisé les commandes named-checkconf -z, named-checkzone, <text:span text:style-name="T4">nslookup et dig.</text:span></text:p>
      <text:p text:style-name="P6">Les tests sont faits automatiquement avec le script testconfigdns.sh</text:p>
      <text:p text:style-name="P1"/>
      <text:p text:style-name="P1">On ne pouvait pas cependant vérifier totalement notre configuration car <text:span text:style-name="T5">il faut tester en temps réel avec tout le réseau de configurer, par exemple voir avec dhcp si les mises à jour dynamiques fonctionnent.</text:span></text:p>
      <text:p text:style-name="P1"/>
      <text:p text:style-name="P2"><text:span text:style-name="T6">Nous </text:span>vérifi<text:span text:style-name="T6">ons</text:span> cependant que la configuration pour le dns <text:span text:style-name="T9">statique et une partie du dns dynamique</text:span> fonctionne avec le script de test dnstest.sh</text:p>
      <text:p text:style-name="P1"/>
      <text:p text:style-name="P3">Nous avons testé la communication en mettant en place un serveur <text:span text:style-name="T9">DHCP</text:span> sur un ordinateur, et un autre ordinateur qui utilise le DNS. Ensuite nous vérifions avec le script de test que le DNS fonctionne.</text:p>
      <text:p text:style-name="P3"/>
      <text:p text:style-name="P7">Nous avons testé aussi avec le groupe DHCP en mettant en place un petit réseau de 4 machines, composant entre autre <text:span text:style-name="T9">d'</text:span>un pc <text:span text:style-name="T9">pour </text:span>DNS et <text:span text:style-name="T9">d'un </text:span>pc <text:span text:style-name="T9">pour </text:span>DHCP, cependant lorsque le DHCP voulait mettre à jour le DNS, il y avait une erreur car apparmor du pc DNS bloquait l'écriture du fichier<text:span text:style-name="T8">(vu en faisant tail /var/log/syslog sur le pc DNS)</text:span>. <text:span text:style-name="T7">De plus, cette configuration ne représentant pas le réseau, il faut donc attendre que le réseau soit totalement mis en place pour le tester totalement. </text:span><text:s/></text:p>
      <text:p text:style-name="P1"/>
      <text:p text:style-name="P4">Le serveur DNS secondaire sera rajouté au réseau une fois qu'on est sûr que le serveur DNS primaire fonctionne total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7:43:35.325703992</meta:creation-date>
    <meta:generator>LibreOffice/4.2.8.2$Linux_X86_64 LibreOffice_project/420m0$Build-2</meta:generator>
    <dc:date>2016-04-29T18:57:32.222366486</dc:date>
    <meta:editing-duration>PT51M15S</meta:editing-duration>
    <meta:editing-cycles>24</meta:editing-cycles>
    <meta:document-statistic meta:table-count="0" meta:image-count="0" meta:object-count="0" meta:page-count="1" meta:paragraph-count="22" meta:word-count="287" meta:character-count="1794" meta:non-whitespace-character-count="1493"/>
  </office:meta>
</office:document-meta>
</file>